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52052113551801</text:p>
          </table:table-cell>
          <table:table-cell office:value-type="string" calcext:value-type="string">
            <text:p>2022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0208" calcext:value-type="float">
            <text:p>115.7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052113551801</text:p>
          </table:table-cell>
          <table:table-cell office:value-type="string" calcext:value-type="string">
            <text:p>2022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716" calcext:value-type="float">
            <text:p>115.6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052113551801</text:p>
          </table:table-cell>
          <table:table-cell office:value-type="string" calcext:value-type="string">
            <text:p>2021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8016" calcext:value-type="float">
            <text:p>115.5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052113551801</text:p>
          </table:table-cell>
          <table:table-cell office:value-type="string" calcext:value-type="string">
            <text:p>2021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4968" calcext:value-type="float">
            <text:p>115.5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052113551801</text:p>
          </table:table-cell>
          <table:table-cell office:value-type="string" calcext:value-type="string">
            <text:p>2021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3632" calcext:value-type="float">
            <text:p>115.3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052113551801</text:p>
          </table:table-cell>
          <table:table-cell office:value-type="string" calcext:value-type="string">
            <text:p>2021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10056" calcext:value-type="float">
            <text:p>115.5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052113551801</text:p>
          </table:table-cell>
          <table:table-cell office:value-type="string" calcext:value-type="string">
            <text:p>2020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5824" calcext:value-type="float">
            <text:p>115.4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052113551801</text:p>
          </table:table-cell>
          <table:table-cell office:value-type="string" calcext:value-type="string">
            <text:p>2019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25296" calcext:value-type="float">
            <text:p>115.5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052113551801</text:p>
          </table:table-cell>
          <table:table-cell office:value-type="string" calcext:value-type="string">
            <text:p>2019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13104" calcext:value-type="float">
            <text:p>115.5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052113551801</text:p>
          </table:table-cell>
          <table:table-cell office:value-type="string" calcext:value-type="string">
            <text:p>2019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00912" calcext:value-type="float">
            <text:p>115.5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052113551801</text:p>
          </table:table-cell>
          <table:table-cell office:value-type="string" calcext:value-type="string">
            <text:p>2018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10056" calcext:value-type="float">
            <text:p>115.5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052113551801</text:p>
          </table:table-cell>
          <table:table-cell office:value-type="string" calcext:value-type="string">
            <text:p>2018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8204" calcext:value-type="float">
            <text:p>115.3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052113551801</text:p>
          </table:table-cell>
          <table:table-cell office:value-type="string" calcext:value-type="string">
            <text:p>2018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70432" calcext:value-type="float">
            <text:p>115.4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052113551801</text:p>
          </table:table-cell>
          <table:table-cell office:value-type="string" calcext:value-type="string">
            <text:p>2016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0584" calcext:value-type="float">
            <text:p>115.3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052113551801</text:p>
          </table:table-cell>
          <table:table-cell office:value-type="string" calcext:value-type="string">
            <text:p>2015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668" calcext:value-type="float">
            <text:p>115.3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052113551801</text:p>
          </table:table-cell>
          <table:table-cell office:value-type="string" calcext:value-type="string">
            <text:p>2014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4488" calcext:value-type="float">
            <text:p>115.2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052113551801</text:p>
          </table:table-cell>
          <table:table-cell office:value-type="string" calcext:value-type="string">
            <text:p>2013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2296" calcext:value-type="float">
            <text:p>115.1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052113551801</text:p>
          </table:table-cell>
          <table:table-cell office:value-type="string" calcext:value-type="string">
            <text:p>2012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9248" calcext:value-type="float">
            <text:p>115.0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052113551801</text:p>
          </table:table-cell>
          <table:table-cell office:value-type="string" calcext:value-type="string">
            <text:p>2011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9248" calcext:value-type="float">
            <text:p>115.0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052113551801</text:p>
          </table:table-cell>
          <table:table-cell office:value-type="string" calcext:value-type="string">
            <text:p>2010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5344" calcext:value-type="float">
            <text:p>115.1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052113551801</text:p>
          </table:table-cell>
          <table:table-cell office:value-type="string" calcext:value-type="string">
            <text:p>2009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4488" calcext:value-type="float">
            <text:p>115.2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052113551801</text:p>
          </table:table-cell>
          <table:table-cell office:value-type="string" calcext:value-type="string">
            <text:p>2007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8392" calcext:value-type="float">
            <text:p>115.1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052113551801</text:p>
          </table:table-cell>
          <table:table-cell office:value-type="string" calcext:value-type="string">
            <text:p>2006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096" calcext:value-type="float">
            <text:p>114.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052113551801</text:p>
          </table:table-cell>
          <table:table-cell office:value-type="string" calcext:value-type="string">
            <text:p>2006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7056" calcext:value-type="float">
            <text:p>114.9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052113551801</text:p>
          </table:table-cell>
          <table:table-cell office:value-type="string" calcext:value-type="string">
            <text:p>2005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572" calcext:value-type="float">
            <text:p>114.7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052113551801</text:p>
          </table:table-cell>
          <table:table-cell office:value-type="string" calcext:value-type="string">
            <text:p>2004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7912" calcext:value-type="float">
            <text:p>114.8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052113551801</text:p>
          </table:table-cell>
          <table:table-cell office:value-type="string" calcext:value-type="string">
            <text:p>2003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4008" calcext:value-type="float">
            <text:p>114.9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052113551801</text:p>
          </table:table-cell>
          <table:table-cell office:value-type="string" calcext:value-type="string">
            <text:p>2002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76072" calcext:value-type="float">
            <text:p>114.8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052113551801</text:p>
          </table:table-cell>
          <table:table-cell office:value-type="string" calcext:value-type="string">
            <text:p>2001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096" calcext:value-type="float">
            <text:p>114.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052113551801</text:p>
          </table:table-cell>
          <table:table-cell office:value-type="string" calcext:value-type="string">
            <text:p>2000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7056" calcext:value-type="float">
            <text:p>114.9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052113551801</text:p>
          </table:table-cell>
          <table:table-cell office:value-type="string" calcext:value-type="string">
            <text:p>1999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4008" calcext:value-type="float">
            <text:p>114.9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052113551801</text:p>
          </table:table-cell>
          <table:table-cell office:value-type="string" calcext:value-type="string">
            <text:p>1998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096" calcext:value-type="float">
            <text:p>114.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052113551801</text:p>
          </table:table-cell>
          <table:table-cell office:value-type="string" calcext:value-type="string">
            <text:p>1997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7056" calcext:value-type="float">
            <text:p>114.9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052113551801</text:p>
          </table:table-cell>
          <table:table-cell office:value-type="string" calcext:value-type="string">
            <text:p>1996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7056" calcext:value-type="float">
            <text:p>114.9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052113551801</text:p>
          </table:table-cell>
          <table:table-cell office:value-type="string" calcext:value-type="string">
            <text:p>1995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7912" calcext:value-type="float">
            <text:p>114.8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052113551801</text:p>
          </table:table-cell>
          <table:table-cell office:value-type="string" calcext:value-type="string">
            <text:p>1994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4008" calcext:value-type="float">
            <text:p>114.9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052113551801</text:p>
          </table:table-cell>
          <table:table-cell office:value-type="string" calcext:value-type="string">
            <text:p>1993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8768" calcext:value-type="float">
            <text:p>114.7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052113551801</text:p>
          </table:table-cell>
          <table:table-cell office:value-type="string" calcext:value-type="string">
            <text:p>1991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9624" calcext:value-type="float">
            <text:p>114.6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052113551801</text:p>
          </table:table-cell>
          <table:table-cell office:value-type="string" calcext:value-type="string">
            <text:p>1973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24" calcext:value-type="float">
            <text:p>115.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31" meta:object-count="0"/>
    <meta:user-defined meta:name="AppVersion">3.0</meta:user-defined>
  </office:meta>
</office:document-meta>
</file>